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style:font-name="Trebuchet MS"/>
    </style:style>
    <style:style style:name="P24" style:family="paragraph" style:parent-style-name="Text_20_body">
      <style:text-properties style:font-name="Courier New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T12" style:family="text">
      <style:text-properties style:font-name="Trebuchet MS"/>
    </style:style>
    <style:style style:name="T13" style:family="text">
      <style:text-properties style:font-name="Trebuchet MS"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36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8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11.509cm" svg:height="0.707cm" draw:z-index="4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4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2.956cm" svg:height="0.607cm" draw:z-index="4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5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15.723cm" svg:height="1.415cm" draw:z-index="46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16.979cm" svg:height="3.133cm" draw:z-index="47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5.419cm" svg:height="0.543cm" draw:z-index="49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4.189cm" svg:height="0.55cm" draw:z-index="50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15.432cm" svg:height="1.169cm" draw:z-index="51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3.637cm" svg:height="1.092cm" draw:z-index="52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19.521cm" svg:height="1.415cm" draw:z-index="53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18.664cm" svg:height="1.393cm" draw:z-index="54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8.685cm" svg:height="1.284cm" draw:z-index="13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16.464cm" svg:height="1.374cm" draw:z-index="18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9.139cm" svg:height="1.372cm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20.553cm" svg:height="1.448cm" draw:z-index="28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11.873cm" svg:height="1.372cm" draw:z-index="29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17.736cm" svg:height="1.453cm" draw:z-index="30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39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40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41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48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5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6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17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19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2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3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32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3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20.417cm" svg:height="0.704cm" draw:z-index="55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56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57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58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37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59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6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Okay. What is your expected gain if you fold? It's not what we have now.</text:p>
      <text:p text:style-name="P24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7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73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3">n</text:span><text:span text:style-name="T12"> hands in a table of N opponents, you will win</text:span><text:span text:style-name="T12"><draw:frame draw:style-name="fr1" draw:name="Object128" text:anchor-type="as-char" svg:width="3.313cm" svg:height="1.201cm" draw:z-index="75"><draw:object xlink:href="./Object 112" xlink:type="simple" xlink:show="embed" xlink:actuate="onLoad"/><draw:image xlink:href="./ObjectReplacements/Object 112" xlink:type="simple" xlink:show="embed" xlink:actuate="onLoad"/></draw:frame></text:span><text:span text:style-name="T12">of the time.</text:span></text:p>
      <text:p text:style-name="P1"><text:span text:style-name="T12">So if faced with a bet, and you choose to fold against a bet of b, you are saying</text:span></text:p>
      <text:p text:style-name="P1"><draw:frame draw:style-name="fr1" draw:name="Object129" text:anchor-type="as-char" svg:width="8.985cm" svg:height="1.201cm" draw:z-index="76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2.555cm" svg:height="1.261cm" draw:z-index="77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85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86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78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80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81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82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87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88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89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90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79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84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83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92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2"><draw:frame draw:style-name="fr2" draw:name="Object139" text:anchor-type="as-char" svg:y="-0.711cm" svg:width="5.35cm" svg:height="1.231cm" draw:z-index="91"><draw:object xlink:href="./Object 123" xlink:type="simple" xlink:show="embed" xlink:actuate="onLoad"/><draw:image xlink:href="./ObjectReplacements/Object 123" xlink:type="simple" xlink:show="embed" xlink:actuate="onLoad"/></draw:frame></text:span><text:span text:style-name="T12">, </text:span><text:span text:style-name="T12"><draw:frame draw:style-name="fr2" draw:name="Object146" text:anchor-type="as-char" svg:y="-0.711cm" svg:width="5.443cm" svg:height="1.334cm" draw:z-index="93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<text:span text:style-name="T12">Geom for calling vs. folding:</text:span></text:p>
      <text:p text:style-name="Standard"><draw:frame draw:style-name="fr1" draw:name="Object65" text:anchor-type="as-char" svg:width="10.777cm" svg:height="1.33cm" draw:z-index="10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09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0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1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2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13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1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15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16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1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18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19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75" text:anchor-type="as-char" svg:width="6.216cm" svg:height="1.101cm" draw:z-index="12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1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2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23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24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25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7.756cm" svg:height="1.626cm" draw:z-index="126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14">also</text:span> used for raises, so actually</text:p>
      <text:p text:style-name="P1"><draw:frame draw:style-name="fr2" draw:name="Object81" text:anchor-type="as-char" svg:y="-0.711cm" svg:width="12.039cm" svg:height="1.238cm" draw:z-index="127"><draw:object xlink:href="./Object 70" xlink:type="simple" xlink:show="embed" xlink:actuate="onLoad"/><draw:image xlink:href="./ObjectReplacements/Object 70" xlink:type="simple" xlink:show="embed" xlink:actuate="onLoad"/></draw:frame></text:p>
      <text:p text:style-name="P1"/>
      <text:p text:style-name="P1"><draw:frame draw:style-name="fr2" draw:name="Object82" text:anchor-type="as-char" svg:y="-0.711cm" svg:width="10.68cm" svg:height="1.134cm" draw:z-index="128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4.106cm" svg:height="1.245cm" draw:z-index="129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6.274cm" svg:height="1.732cm" draw:z-index="130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2"><draw:frame draw:style-name="fr2" draw:name="Object79" text:anchor-type="as-char" svg:y="-0.711cm" svg:width="5.35cm" svg:height="1.231cm" draw:z-index="131"><draw:object xlink:href="./Object 68" xlink:type="simple" xlink:show="embed" xlink:actuate="onLoad"/><draw:image xlink:href="./ObjectReplacements/Object 68" xlink:type="simple" xlink:show="embed" xlink:actuate="onLoad"/></draw:frame></text:span><text:span text:style-name="T12">, </text:span><text:span text:style-name="T12"><draw:frame draw:style-name="fr2" draw:name="Object80" text:anchor-type="as-char" svg:y="-0.711cm" svg:width="5.443cm" svg:height="1.334cm" draw:z-index="132"><draw:object xlink:href="./Object 69" xlink:type="simple" xlink:show="embed" xlink:actuate="onLoad"/><draw:image xlink:href="./ObjectReplacements/Object 69" xlink:type="simple" xlink:show="embed" xlink:actuate="onLoad"/></draw:frame></text:span>you want to find dw/dMYbetsize = (dw/dpot) * (dpot/dMYbetsize) = (dw/dpot) * dexf</text:p>
      <text:p text:style-name="Standard"><draw:frame draw:style-name="fr1" draw:name="Object147" text:anchor-type="as-char" svg:width="9.059cm" svg:height="1.321cm" draw:z-index="94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95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96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97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98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02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03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99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100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216cm" svg:height="1.101cm" draw:z-index="101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/>
      <text:p text:style-name="Standard">So finally,</text:p>
      <text:p text:style-name="Standard"><draw:frame draw:style-name="fr1" draw:name="Object156" text:anchor-type="as-char" svg:width="3.771cm" svg:height="1.028cm" draw:z-index="104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text:span text:style-name="T12"><draw:frame draw:style-name="fr1" draw:name="Object163" text:anchor-type="as-char" svg:width="8.698cm" svg:height="1.131cm" draw:z-index="105"><draw:object xlink:href="./Object 147" xlink:type="simple" xlink:show="embed" xlink:actuate="onLoad"/><draw:image xlink:href="./ObjectReplacements/Object 147" xlink:type="simple" xlink:show="embed" xlink:actuate="onLoad"/></draw:frame></text:span></text:p>
      <text:p text:style-name="P1"><text:span text:style-name="T12"><draw:frame draw:style-name="fr1" draw:name="Object165" text:anchor-type="as-char" svg:width="1.826cm" svg:height="1.028cm" draw:z-index="106"><draw:object xlink:href="./Object 149" xlink:type="simple" xlink:show="embed" xlink:actuate="onLoad"/><draw:image xlink:href="./ObjectReplacements/Object 149" xlink:type="simple" xlink:show="embed" xlink:actuate="onLoad"/></draw:frame></text:span></text:p>
      <text:p text:style-name="P1"><text:span text:style-name="T12"><draw:frame draw:style-name="fr1" draw:name="Object152" text:anchor-type="as-char" svg:width="6.355cm" svg:height="1.028cm" draw:z-index="107"><draw:object xlink:href="./Object 136" xlink:type="simple" xlink:show="embed" xlink:actuate="onLoad"/><draw:image xlink:href="./ObjectReplacements/Object 136" xlink:type="simple" xlink:show="embed" xlink:actuate="onLoad"/></draw:frame></text:span><text:span text:style-name="T12">, <text:s/>note that C is different than the C for dw/dbetSize of calling</text:span></text:p>
      <text:p text:style-name="P1"><text:span text:style-name="T12"/></text:p>
      <text:p text:style-name="P1"><text:span text:style-name="T12">Try Geom if you can check (betSize is what would you raise to, callbet is the current callbet)</text:span></text:p>
      <text:p text:style-name="P1"><text:span text:style-name="T12">I think we just let FG = 0</text:span></text:p>
      <text:p text:style-name="P15">Formula to convert from (PCT, WL) to (wins, splits, loss):</text:p>
      <text:p text:style-name="P3"><draw:frame draw:style-name="fr1" draw:name="Object26" text:anchor-type="as-char" svg:width="3.067cm" svg:height="1.02cm" draw:z-index="6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6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6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6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6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6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6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6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6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7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7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72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20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21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2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8">(2PCT – 1) = </text:span><text:span text:style-name="T9">wins</text:span><text:span text:style-name="T8"> – </text:span><text:span text:style-name="T9">losses</text:span></text:p>
      <text:p text:style-name="P6"><text:span text:style-name="T9">splits</text:span> = (PCT<text:span text:style-name="T9"> – win</text:span><text:span text:style-name="T10">s)×2</text:span></text:p>
      <text:p text:style-name="P7"/>
      <text:p text:style-name="P7">Special cases: WL = 0, (2<text:span text:style-name="T11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05T15:51:50</dc:date>
    <dc:language>en-US</dc:language>
    <meta:editing-cycles>135</meta:editing-cycles>
    <meta:editing-duration>P8DT8H52M1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33" meta:page-count="18" meta:paragraph-count="245" meta:word-count="1040" meta:character-count="5955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C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nC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i>C</math:mi>
        <math:mi>A</math:mi>
      </math:mfrac>
    </math:mrow>
    <math:annotation math:encoding="StarMath 5.0"> 


	{dw over dbetSize}
	

=

{dw over dpot} times {dpot over dbetsize}

=

dexf

{


C
}
over
{
A

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{d over dpot}
	left lbrace
g
	right rbrace
=  dFG over dpot = 0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0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i>C</math:mi>
        <math:mi>A</math:mi>
      </math:mfrac>
    </math:mrow>
    <math:annotation math:encoding="StarMath 5.0"> 


	{dw over dpot}
	

=
{


C
}
over
{
A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betSize</math:mi>
          </math:mfrac>
        </math:mrow>
        <math:mo math:stretchy="false">=</math:mo>
        <math:mn>0</math:mn>
      </math:mrow>
    </math:mrow>
    <math:annotation math:encoding="StarMath 5.0">B {d over dbetSize}
	left lbrace
left( 1+pot over B right)^{f(w)} left(1 - betSize over B right)^ left( 1- f(w) right)
	right rbrace
=  dFG over dbetSize 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dFG over dbetSize

}
over
{
left( B - betSize right) 

left lbrace
	h times
			"A"
	right rbrace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callbet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B, N right)}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